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ürkiye'nin gelecek hedefleri arasında yapay zeka ve veri analitiği alanları, sağlık, eğitim, taşımacılık gibi sektörlerde büyük potansiyele sahiptir. Büyük veri analizi ile elde edilen veriler, daha etkin kararlar alınmasını sağlayacak ve özellikle sağlık sektöründe erken teşhislerin yapılmasına yardımcı olacaktır. Yapay zeka uygulamaları, iş süreçlerinin otomasyonu ve kişiselleştirilmiş hizmetlerin sunulmasında önemli bir rol oynayacaktır. </text:p>
      <text:p text:style-name="Text_20_body">Aynı zamanda, Türkiye inovasyon ve girişimciliği desteklemek amacıyla bazı teşvikler sunmakta. Ar-Ge teşvikleri,girişim fonları ve yenilikçi projeleri desteklemeyi hedeflemektedir.</text:p>
      <text:p text:style-name="Text_20_body">Ben de yapay zeka ve veri analizi alanında bazı projeler ve çalışmalar yapmak istiyorum. Özellikle çalışmalarımı hizmet sektörünü hızlandırmaya ve aynı zamanda genişletmeye yönelik hedefliyorum. Okul hayatım boyunca bu konularda daha çok öğrenmeyi ve kendimi geliştirmeyi hedefliyorum. Bu hedeflere ulaşmak kolay olmayacak. O yüzden olabildiğince araştırmalı, okumalı ve gündemi takip etmeliyim. Okulu hem öğrenim açısından hem de network açısından iyi değerlendirmeliyim. Bunun bana çok büyük katkıları olacağını düşünüyorum.</text:p>
      <text:p text:style-name="Text_20_body">Kaynakça;</text:p>
      <text:p text:style-name="Text_20_body"><text:a xlink:type="simple" xlink:href="https://tr.al-ain.com/article/turkiye-2030-teknoloji-hedefleri" text:style-name="Internet_20_link" text:visited-style-name="Visited_20_Internet_20_Link">https://tr.al-ain.com/article/turkiye-2030-teknoloji-hedefleri</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0:39:23.510505262</meta:creation-date>
    <dc:date>2023-11-21T10:39:36.521226156</dc:date>
    <meta:editing-duration>PT13S</meta:editing-duration>
    <meta:editing-cycles>1</meta:editing-cycles>
    <meta:document-statistic meta:table-count="0" meta:image-count="0" meta:object-count="0" meta:page-count="1" meta:paragraph-count="5" meta:word-count="142" meta:character-count="1223" meta:non-whitespace-character-count="1085"/>
    <meta:generator>LibreOffice/7.4.7.2$Linux_X86_64 LibreOffice_project/40$Build-2</meta:generator>
  </office:meta>
</office:document-meta>
</file>